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Instructions </text:h>
      <text:p text:style-name="Text_20_body">Assignments are submitted either typed uploaded or inline typed in the assignment box. <text:span text:style-name="Strong_20_Emphasis">Minimum of 2 pages </text:span>total for each assignment, single spaced typed include 3 sources 1 can be your textbook to support your work. If you use citations in your assignments include the reference at the end of your paper using APA or MLA style including URLs.</text:p>
      <text:p text:style-name="Text_20_body"><text:a xlink:type="simple" xlink:href="http://www.bibme.org/apa" office:target-frame-name="_blank" xlink:show="new" text:style-name="Internet_20_link" text:visited-style-name="Visited_20_Internet_20_Link">http://www.bibme.org/apa</text:a></text:p>
      <text:p text:style-name="Text_20_body">There are 2 parts to this assignment. Make sure you scroll down for part 2.</text:p>
      <text:p text:style-name="Text_20_body"><text:span text:style-name="Strong_20_Emphasis"><text:span text:style-name="T1">Part 1:</text:span></text:span> Your answers to the questions below will come from the reading assignment "The Neuroscience of Mindfulness" <text:a xlink:type="simple" xlink:href="https://www.psychologytoday.com/us/blog/your-brain-work/200910/the-neuroscience-mindfulness" office:target-frame-name="_blank" xlink:show="new" text:style-name="Internet_20_link" text:visited-style-name="Visited_20_Internet_20_Link">https://www.psychologytoday.com/us/blog/your-brain-work/200910/the-neuroscience-mindfulness</text:a></text:p>
      <text:p text:style-name="Text_20_body">as well as the lesson <text:span text:style-name="Strong_20_Emphasis">Best Practices for Learning</text:span>. UCLA's  Free Guided Mindfulness Mediation <text:a xlink:type="simple" xlink:href="http://marc.ucla.edu/mindful-meditations" office:target-frame-name="_blank" xlink:show="new" text:style-name="Internet_20_link" text:visited-style-name="Visited_20_Internet_20_Link">http://marc.ucla.edu/mindful-meditations</text:a></text:p>
      <text:list xml:id="list2083462966" text:style-name="L1">
        <text:list-item>
          <text:p text:style-name="P3">Based on the lesson information, name three things that you can do to improve your study habits. </text:p>
        </text:list-item>
        <text:list-item>
          <text:p text:style-name="P3">Of the nine strategies mentioned in the lesson, which is the one least likely to be used by most students, and why? </text:p>
        </text:list-item>
        <text:list-item>
          <text:p text:style-name="P1">Complete one of UCLA's mindfulness mediation practices and describe your state after you complete the meditation. </text:p>
        </text:list-item>
      </text:list>
      <text:p text:style-name="Text_20_body"><text:span text:style-name="Strong_20_Emphasis">Nutrition and Learning:</text:span> While most studies on nutrition and learning tend to focus on children and adolescents, it is reasonable to assume that brain function is best served by a diet high in nutritional value in students of all ages. High cholesterol, high saturated fat diets have been linked to memory loss in adults.</text:p>
      <text:p text:style-name="Text_20_body"><text:span text:style-name="Strong_20_Emphasis">Mindfulness practice</text:span> has been shown in neuroscience research to have numerous benefits:</text:p>
      <text:p text:style-name="Text_20_body">    Focus</text:p>
      <text:p text:style-name="Text_20_body">    Attention</text:p>
      <text:p text:style-name="Text_20_body">    Cognitive flexibility</text:p>
      <text:p text:style-name="Text_20_body">    Reduced anxiety</text:p>
      <text:p text:style-name="Text_20_body">The take-home message is this: When it comes to your brain, use it or lose it!</text:p>
      <text:p text:style-name="Text_20_body"><text:span text:style-name="Strong_20_Emphasis">Physical Exercise</text:span></text:p>
      <text:p text:style-name="Text_20_body">Feed your brain with physical exercise!! Exercise delivers glucose and oxygen to brain tissue. Exercise your brain! with new experiences and activities!! Engaging in novel activities helps keep less-frequently used circuits active.</text:p>
      <text:p text:style-name="Text_20_body"><text:span text:style-name="Strong_20_Emphasis">Pay Attention</text:span></text:p>
      <text:p text:style-name="Text_20_body">Focus attention on the materials you are studying. ATTENTION is one of the major components of memory.  In order for information to move from sensory memory into short or long -term memory, you <text:soft-page-break/>must be aware of it. Try to study in a place free of distractions such as television, music, and other diversions.</text:p>
      <text:p text:style-name="Text_20_body"><text:span text:style-name="Strong_20_Emphasis">Avoid cramming by establishing regular study sessions.</text:span></text:p>
      <text:p text:style-name="Text_20_body">According to Bjork (2001), studying materials over a number of sessions gives you the time you need to adequately process the information.  Research has shown that distributed (or “spaced”) practice is superior to massed practice in terms of recall.</text:p>
      <text:p text:style-name="Text_20_body"><text:span text:style-name="Strong_20_Emphasis">Structure and organize information.</text:span></text:p>
      <text:p text:style-name="Text_20_body">Researchers have found that memory information is generally organized in meaning-related clusters. Take advantage of this by grouping similar concepts and terms together or make an outline of your notes and textbook readings to help group related concepts.</text:p>
      <text:p text:style-name="Text_20_body"><text:span text:style-name="Strong_20_Emphasis">Use mnemonics.</text:span></text:p>
      <text:p text:style-name="Text_20_body">Mnemonics are techniques to aid recall.  For example, you might associate a term you need to remember with a familiar item. The best mnemonics are those that utilize positive imagery, humor, or novelty. You might come up with a rhyme, song, or joke to help remember a specific bit of information.</text:p>
      <text:p text:style-name="Text_20_body"><text:span text:style-name="Strong_20_Emphasis">Visualize concepts to improve memory and recall.</text:span></text:p>
      <text:p text:style-name="Text_20_body">Pay attention to the photographs, charts and other graphics in your textbooks. If you do not have visual cues to help, try creating your own. Draw charts or figures in the margins of your notes or use highlighters or pens in different colors to group related ideas in your written study materials.</text:p>
      <text:p text:style-name="Text_20_body"><text:span text:style-name="Strong_20_Emphasis">Teach new concepts to another person.</text:span></text:p>
      <text:p text:style-name="Text_20_body">Psychologists have discovered that teaching new concepts to others enhances your own understanding and recall. You can use this approach in your own studies by teaching new concepts and information to a friend or study partner.</text:p>
      <text:p text:style-name="Text_20_body"><text:span text:style-name="Strong_20_Emphasis">Review briefly before a test</text:span></text:p>
      <text:p text:style-name="Text_20_body">Do not try to learn new material immediately before taking a test but do review the material you have already rehearsed in a calm and focused frame of mind.</text:p>
      <text:p text:style-name="Text_20_body"><text:span text:style-name="Strong_20_Emphasis"><text:span text:style-name="T1">Part 2: </text:span></text:span>Science of Psychology</text:p>
      <text:list xml:id="list4041358666" text:style-name="L2">
        <text:list-item>
          <text:p text:style-name="P4">Describe the characteristics of experimental designs in research.<text:line-break/>  </text:p>
        </text:list-item>
        <text:list-item>
          <text:p text:style-name="P4">Discuss the difference between correlation and experimental research.<text:line-break/>  </text:p>
        </text:list-item>
        <text:list-item>
          <text:p text:style-name="P2">Identify two ways in which psychological science has improved peoples lives. </text:p>
        </text:list-item>
      </text:list>
      <text:p text:style-name="Text_20_body"><text:a xlink:type="simple" xlink:href="https://youtu.be/hFV71QPvX2I" office:target-frame-name="_blank" xlink:show="new" text:style-name="Internet_20_link" text:visited-style-name="Visited_20_Internet_20_Link">https://youtu.be/hFV71QPvX2I</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3T12:30:18.967794872</meta:creation-date>
    <dc:date>2018-07-03T12:33:11.870054699</dc:date>
    <meta:editing-duration>PT2M54S</meta:editing-duration>
    <meta:editing-cycles>1</meta:editing-cycles>
    <meta:document-statistic meta:table-count="0" meta:image-count="0" meta:object-count="0" meta:page-count="2" meta:paragraph-count="37" meta:word-count="658" meta:character-count="4224" meta:non-whitespace-character-count="3578"/>
    <meta:generator>LibreOffice/6.0.4.2$Linux_X86_64 LibreOffice_project/00m0$Build-2</meta:generator>
  </office:meta>
</office:document-meta>
</file>